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E10000012AB256A3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27cm" svg:height="7.884cm" svg:x="1cm" svg:y="1cm">
          <draw:image xlink:href="Pictures/10000201000001E10000012AB256A3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9:36</dc:date>
    <meta:generator>NeoOffice/3.2015.3$Unix OpenOffice.org_project/</meta:generator>
    <meta:editing-duration>PT00H11M16S</meta:editing-duration>
    <meta:editing-cycles>17</meta:editing-cycles>
    <meta:document-statistic meta:object-count="1"/>
  </office:meta>
</office:document-meta>
</file>